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officeooo:rsid="007d2e29" officeooo:paragraph-rsid="007d2e29"/>
    </style:style>
    <style:style style:name="P2" style:family="paragraph" style:parent-style-name="Heading_20_1">
      <style:text-properties officeooo:rsid="00b1f2da" officeooo:paragraph-rsid="00b1f2da"/>
    </style:style>
    <style:style style:name="P3" style:family="paragraph" style:parent-style-name="Text_20_body">
      <style:text-properties officeooo:rsid="00b1f2da" officeooo:paragraph-rsid="00b1f2da"/>
    </style:style>
    <style:style style:name="P4" style:family="paragraph" style:parent-style-name="Heading_20_1">
      <style:text-properties officeooo:rsid="00fc1fff" officeooo:paragraph-rsid="00fc1fff"/>
    </style:style>
    <style:style style:name="P5" style:family="paragraph" style:parent-style-name="Text_20_body">
      <style:text-properties officeooo:rsid="00fc1fff" officeooo:paragraph-rsid="00fc1fff"/>
    </style:style>
    <style:style style:name="P6" style:family="paragraph" style:parent-style-name="Text_20_body">
      <style:text-properties officeooo:rsid="00fc1fff" officeooo:paragraph-rsid="011d4fba"/>
    </style:style>
    <style:style style:name="P7" style:family="paragraph" style:parent-style-name="Heading_20_1">
      <style:text-properties officeooo:rsid="011c38f7" officeooo:paragraph-rsid="011c38f7"/>
    </style:style>
    <style:style style:name="P8" style:family="paragraph" style:parent-style-name="Text_20_body">
      <style:text-properties officeooo:rsid="011c38f7" officeooo:paragraph-rsid="011c38f7"/>
    </style:style>
    <style:style style:name="P9" style:family="paragraph" style:parent-style-name="Text_20_body">
      <style:text-properties officeooo:rsid="008d903d" officeooo:paragraph-rsid="008d903d"/>
    </style:style>
    <style:style style:name="P10" style:family="paragraph" style:parent-style-name="Text_20_body">
      <style:text-properties officeooo:rsid="00b1f2da" officeooo:paragraph-rsid="00b1f2da" fo:background-color="transparent"/>
    </style:style>
    <style:style style:name="P11" style:family="paragraph" style:parent-style-name="Heading_20_3">
      <style:text-properties style:font-name="Courier New" fo:font-size="11pt" officeooo:rsid="00ab6fd6" officeooo:paragraph-rsid="00c1858d" fo:background-color="#dddddd" style:font-size-asian="11pt" style:font-size-complex="11pt"/>
    </style:style>
    <style:style style:name="P12" style:family="paragraph" style:parent-style-name="Text_20_body">
      <style:text-properties officeooo:rsid="00e23e6c" officeooo:paragraph-rsid="00e23e6c"/>
    </style:style>
    <style:style style:name="P13" style:family="paragraph" style:parent-style-name="Text_20_body">
      <style:text-properties officeooo:rsid="011d4fba" officeooo:paragraph-rsid="011d4fba"/>
    </style:style>
    <style:style style:name="P14" style:family="paragraph" style:parent-style-name="Text_20_body">
      <style:text-properties fo:font-style="normal" officeooo:rsid="011d4fba" officeooo:paragraph-rsid="011d4fba" style:font-style-asian="normal" style:font-style-complex="normal"/>
    </style:style>
    <style:style style:name="P15" style:family="paragraph" style:parent-style-name="Heading_20_3">
      <style:text-properties officeooo:paragraph-rsid="00ec44bc"/>
    </style:style>
    <style:style style:name="P16" style:family="paragraph" style:parent-style-name="Heading_20_2">
      <style:text-properties officeooo:rsid="00b7dc12" officeooo:paragraph-rsid="00b7dc12"/>
    </style:style>
    <style:style style:name="P17" style:family="paragraph" style:parent-style-name="Heading_20_1">
      <style:text-properties officeooo:rsid="003e90ea" officeooo:paragraph-rsid="01201aff"/>
    </style:style>
    <style:style style:name="P18" style:family="paragraph" style:parent-style-name="Heading_20_1">
      <style:text-properties officeooo:rsid="01270ba6" officeooo:paragraph-rsid="01270ba6"/>
    </style:style>
    <style:style style:name="P19" style:family="paragraph" style:parent-style-name="Text_20_body">
      <style:text-properties officeooo:rsid="01201aff" officeooo:paragraph-rsid="01201aff"/>
    </style:style>
    <style:style style:name="P20" style:family="paragraph" style:parent-style-name="Text_20_body">
      <style:text-properties officeooo:rsid="01226e52" officeooo:paragraph-rsid="01226e52"/>
    </style:style>
    <style:style style:name="P21" style:family="paragraph" style:parent-style-name="Heading_20_1">
      <style:text-properties officeooo:rsid="0129bdf8" officeooo:paragraph-rsid="0129bdf8"/>
    </style:style>
    <style:style style:name="P22" style:family="paragraph" style:parent-style-name="Heading_20_1">
      <style:text-properties officeooo:rsid="012e5231" officeooo:paragraph-rsid="012e5231"/>
    </style:style>
    <style:style style:name="P23" style:family="paragraph" style:parent-style-name="Heading_20_1">
      <style:text-properties officeooo:rsid="012f0b9a" officeooo:paragraph-rsid="012f0b9a"/>
    </style:style>
    <style:style style:name="P24" style:family="paragraph" style:parent-style-name="Heading_20_3">
      <style:text-properties style:font-name="Times New Roman" fo:font-size="12pt" officeooo:rsid="00758848" officeooo:paragraph-rsid="0075c869" fo:background-color="transparent" style:font-size-asian="12pt" style:font-size-complex="12pt"/>
    </style:style>
    <style:style style:name="P25" style:family="paragraph" style:parent-style-name="Text_20_body" style:list-style-name="L1">
      <style:text-properties officeooo:paragraph-rsid="01201aff"/>
    </style:style>
    <style:style style:name="P26" style:family="paragraph" style:parent-style-name="Text_20_body" style:list-style-name="L1">
      <style:text-properties officeooo:rsid="01201aff" officeooo:paragraph-rsid="01201aff"/>
    </style:style>
    <style:style style:name="P27" style:family="paragraph" style:parent-style-name="Text_20_body" style:list-style-name="L1">
      <style:text-properties officeooo:rsid="01226e52" officeooo:paragraph-rsid="01226e52"/>
    </style:style>
    <style:style style:name="P28" style:family="paragraph" style:parent-style-name="Text_20_body" style:list-style-name="L1">
      <style:text-properties officeooo:rsid="01226e52" officeooo:paragraph-rsid="01270ba6"/>
    </style:style>
    <style:style style:name="P29" style:family="paragraph" style:parent-style-name="Text_20_body" style:list-style-name="L1">
      <style:text-properties officeooo:rsid="01226e52" officeooo:paragraph-rsid="01276da1"/>
    </style:style>
    <style:style style:name="P30" style:family="paragraph" style:parent-style-name="Text_20_body" style:list-style-name="L1">
      <style:text-properties officeooo:rsid="0121d8d5" officeooo:paragraph-rsid="01226e52"/>
    </style:style>
    <style:style style:name="P31" style:family="paragraph" style:parent-style-name="Text_20_body" style:list-style-name="L1">
      <style:text-properties officeooo:rsid="01270ba6" officeooo:paragraph-rsid="01270ba6"/>
    </style:style>
    <style:style style:name="P32" style:family="paragraph" style:parent-style-name="Text_20_body" style:list-style-name="L1">
      <style:text-properties officeooo:rsid="0129635b" officeooo:paragraph-rsid="0129635b"/>
    </style:style>
    <style:style style:name="P33" style:family="paragraph" style:parent-style-name="Text_20_body" style:list-style-name="L2">
      <style:text-properties officeooo:paragraph-rsid="0129bdf8"/>
    </style:style>
    <style:style style:name="P34" style:family="paragraph" style:parent-style-name="Text_20_body" style:list-style-name="L2">
      <style:text-properties officeooo:rsid="00628695" officeooo:paragraph-rsid="0129bdf8"/>
    </style:style>
    <style:style style:name="P35" style:family="paragraph" style:parent-style-name="Text_20_body" style:list-style-name="L2">
      <style:text-properties style:font-name="Courier New" fo:font-size="11pt" officeooo:rsid="012e5231" officeooo:paragraph-rsid="012e5231" fo:background-color="#dddddd" style:font-size-asian="11pt" style:font-size-complex="11pt"/>
    </style:style>
    <style:style style:name="P36" style:family="paragraph" style:parent-style-name="Text_20_body" style:list-style-name="L2">
      <style:text-properties officeooo:rsid="012b4e07" officeooo:paragraph-rsid="012b4e07"/>
    </style:style>
    <style:style style:name="P37" style:family="paragraph" style:parent-style-name="Text_20_body" style:list-style-name="L2">
      <style:text-properties officeooo:rsid="00e9b8ce" officeooo:paragraph-rsid="0129bdf8"/>
    </style:style>
    <style:style style:name="P38" style:family="paragraph" style:parent-style-name="Text_20_body" style:list-style-name="L2">
      <style:text-properties officeooo:rsid="0075c869" officeooo:paragraph-rsid="012c8013"/>
    </style:style>
    <style:style style:name="P39" style:family="paragraph" style:parent-style-name="Text_20_body" style:list-style-name="L2">
      <style:text-properties officeooo:rsid="0050e784" officeooo:paragraph-rsid="012c8013"/>
    </style:style>
    <style:style style:name="P40" style:family="paragraph" style:parent-style-name="Text_20_body" style:list-style-name="L3">
      <style:text-properties officeooo:rsid="0052e251" officeooo:paragraph-rsid="0073b094"/>
    </style:style>
    <style:style style:name="P41" style:family="paragraph" style:parent-style-name="Text_20_body" style:list-style-name="L3">
      <style:text-properties style:font-name="Times New Roman" fo:font-size="12pt" officeooo:rsid="0073b094" officeooo:paragraph-rsid="00ee1afa" fo:background-color="transparent" style:font-size-asian="12pt" style:font-size-complex="12pt"/>
    </style:style>
    <style:style style:name="P42" style:family="paragraph" style:parent-style-name="Text_20_body" style:list-style-name="L4">
      <style:text-properties style:font-name="Times New Roman" fo:font-size="12pt" officeooo:rsid="00b8abc7" officeooo:paragraph-rsid="00b8abc7" fo:background-color="transparent" style:font-size-asian="12pt" style:font-size-complex="12pt"/>
    </style:style>
    <style:style style:name="P43" style:family="paragraph" style:parent-style-name="Text_20_body" style:list-style-name="L3">
      <style:text-properties officeooo:rsid="0083bf34" officeooo:paragraph-rsid="0083bf34"/>
    </style:style>
    <style:style style:name="P44" style:family="paragraph" style:parent-style-name="Text_20_body" style:list-style-name="L3">
      <style:text-properties officeooo:rsid="0083bf34" officeooo:paragraph-rsid="0096787b"/>
    </style:style>
    <style:style style:name="P45" style:family="paragraph" style:parent-style-name="Text_20_body" style:list-style-name="L3">
      <style:text-properties officeooo:rsid="008d903d" officeooo:paragraph-rsid="01348435"/>
    </style:style>
    <style:style style:name="P46" style:family="paragraph" style:parent-style-name="Text_20_body" style:list-style-name="L4">
      <style:text-properties officeooo:rsid="00b7dc12" officeooo:paragraph-rsid="00b7dc12"/>
    </style:style>
    <style:style style:name="P47" style:family="paragraph" style:parent-style-name="Text_20_body" style:list-style-name="L4">
      <style:text-properties officeooo:rsid="00b7dc12" officeooo:paragraph-rsid="00b8abc7"/>
    </style:style>
    <style:style style:name="P48" style:family="paragraph" style:parent-style-name="Text_20_body" style:list-style-name="L4">
      <style:text-properties officeooo:rsid="00b8abc7" officeooo:paragraph-rsid="00b8abc7"/>
    </style:style>
    <style:style style:name="P49" style:family="paragraph" style:parent-style-name="Text_20_body" style:list-style-name="L5">
      <style:text-properties officeooo:rsid="00b1f2da" officeooo:paragraph-rsid="00b2d989"/>
    </style:style>
    <style:style style:name="P50" style:family="paragraph" style:parent-style-name="Text_20_body" style:list-style-name="L5">
      <style:text-properties officeooo:rsid="00b1f2da" officeooo:paragraph-rsid="00b475d3"/>
    </style:style>
    <style:style style:name="P51" style:family="paragraph" style:parent-style-name="Text_20_body" style:list-style-name="L5">
      <style:text-properties officeooo:rsid="00e23e6c" officeooo:paragraph-rsid="00e23e6c"/>
    </style:style>
    <style:style style:name="P52" style:family="paragraph" style:parent-style-name="Text_20_body" style:list-style-name="L2">
      <style:text-properties officeooo:rsid="012f0b9a" officeooo:paragraph-rsid="012f0b9a"/>
    </style:style>
    <style:style style:name="P53" style:family="paragraph" style:parent-style-name="Text_20_body" style:list-style-name="L2">
      <style:text-properties officeooo:rsid="0130b0c6" officeooo:paragraph-rsid="0130b0c6"/>
    </style:style>
    <style:style style:name="P54" style:family="paragraph" style:parent-style-name="Text_20_body" style:list-style-name="L2">
      <style:text-properties officeooo:rsid="0130b0c6" officeooo:paragraph-rsid="0131f1f0"/>
    </style:style>
    <style:style style:name="P55" style:family="paragraph" style:parent-style-name="shell_20_command" style:list-style-name="L1">
      <style:text-properties officeooo:paragraph-rsid="01254ea5"/>
    </style:style>
    <style:style style:name="P56" style:family="paragraph" style:parent-style-name="shell_20_command" style:list-style-name="L1">
      <style:text-properties officeooo:paragraph-rsid="0121d8d5"/>
    </style:style>
    <style:style style:name="T1" style:family="text">
      <style:text-properties style:font-name="Courier New" fo:font-size="11pt" fo:background-color="#dddddd" loext:char-shading-value="0" style:font-size-asian="11pt" style:font-size-complex="11pt"/>
    </style:style>
    <style:style style:name="T2" style:family="text">
      <style:text-properties style:font-name="Courier New" fo:font-size="11pt" officeooo:rsid="003e90ea" fo:background-color="#dddddd" loext:char-shading-value="0" style:font-size-asian="11pt" style:font-size-complex="11pt"/>
    </style:style>
    <style:style style:name="T3" style:family="text">
      <style:text-properties style:font-name="Courier New" fo:font-size="11pt" officeooo:rsid="00487d09" fo:background-color="#dddddd" loext:char-shading-value="0" style:font-size-asian="11pt" style:font-size-complex="11pt"/>
    </style:style>
    <style:style style:name="T4" style:family="text">
      <style:text-properties style:font-name="Courier New" fo:font-size="11pt" officeooo:rsid="004c8b55" fo:background-color="#dddddd" loext:char-shading-value="0" style:font-size-asian="11pt" style:font-size-complex="11pt"/>
    </style:style>
    <style:style style:name="T5" style:family="text">
      <style:text-properties style:font-name="Courier New" fo:font-size="11pt" officeooo:rsid="00563d10" fo:background-color="#dddddd" loext:char-shading-value="0" style:font-size-asian="11pt" style:font-size-complex="11pt"/>
    </style:style>
    <style:style style:name="T6" style:family="text">
      <style:text-properties style:font-name="Courier New" fo:font-size="11pt" officeooo:rsid="00577ca1" fo:background-color="#dddddd" loext:char-shading-value="0" style:font-size-asian="11pt" style:font-size-complex="11pt"/>
    </style:style>
    <style:style style:name="T7" style:family="text">
      <style:text-properties style:font-name="Courier New" fo:font-size="11pt" officeooo:rsid="0073b094" fo:background-color="#dddddd" loext:char-shading-value="0" style:font-size-asian="11pt" style:font-size-complex="11pt"/>
    </style:style>
    <style:style style:name="T8" style:family="text">
      <style:text-properties style:font-name="Courier New" fo:font-size="11pt" officeooo:rsid="00758603" fo:background-color="#dddddd" loext:char-shading-value="0" style:font-size-asian="11pt" style:font-size-complex="11pt"/>
    </style:style>
    <style:style style:name="T9" style:family="text">
      <style:text-properties style:font-name="Courier New" fo:font-size="11pt" officeooo:rsid="0075c869" fo:background-color="#dddddd" loext:char-shading-value="0" style:font-size-asian="11pt" style:font-size-complex="11pt"/>
    </style:style>
    <style:style style:name="T10" style:family="text">
      <style:text-properties style:font-name="Courier New" fo:font-size="11pt" officeooo:rsid="008012a4" fo:background-color="#dddddd" loext:char-shading-value="0" style:font-size-asian="11pt" style:font-size-complex="11pt"/>
    </style:style>
    <style:style style:name="T11" style:family="text">
      <style:text-properties style:font-name="Courier New" fo:font-size="11pt" officeooo:rsid="0086e2a7" fo:background-color="#dddddd" loext:char-shading-value="0" style:font-size-asian="11pt" style:font-size-complex="11pt"/>
    </style:style>
    <style:style style:name="T12" style:family="text">
      <style:text-properties style:font-name="Courier New" fo:font-size="11pt" officeooo:rsid="00894118" fo:background-color="#dddddd" loext:char-shading-value="0" style:font-size-asian="11pt" style:font-size-complex="11pt"/>
    </style:style>
    <style:style style:name="T13" style:family="text">
      <style:text-properties style:font-name="Courier New" fo:font-size="11pt" officeooo:rsid="008c3b06" fo:background-color="#dddddd" loext:char-shading-value="0" style:font-size-asian="11pt" style:font-size-complex="11pt"/>
    </style:style>
    <style:style style:name="T14" style:family="text">
      <style:text-properties style:font-name="Courier New" fo:font-size="11pt" officeooo:rsid="0090be0d" fo:background-color="#dddddd" loext:char-shading-value="0" style:font-size-asian="11pt" style:font-size-complex="11pt"/>
    </style:style>
    <style:style style:name="T15" style:family="text">
      <style:text-properties style:font-name="Courier New" fo:font-size="11pt" officeooo:rsid="0096787b" fo:background-color="#dddddd" loext:char-shading-value="0" style:font-size-asian="11pt" style:font-size-complex="11pt"/>
    </style:style>
    <style:style style:name="T16" style:family="text">
      <style:text-properties style:font-name="Courier New" fo:font-size="11pt" officeooo:rsid="00a987f2" fo:background-color="#dddddd" loext:char-shading-value="0" style:font-size-asian="11pt" style:font-size-complex="11pt"/>
    </style:style>
    <style:style style:name="T17" style:family="text">
      <style:text-properties style:font-name="Courier New" fo:font-size="11pt" officeooo:rsid="00ac4534" fo:background-color="#dddddd" loext:char-shading-value="0" style:font-size-asian="11pt" style:font-size-complex="11pt"/>
    </style:style>
    <style:style style:name="T18" style:family="text">
      <style:text-properties style:font-name="Courier New" fo:font-size="11pt" officeooo:rsid="00b8abc7" fo:background-color="#dddddd" loext:char-shading-value="0" style:font-size-asian="11pt" style:font-size-complex="11pt"/>
    </style:style>
    <style:style style:name="T19" style:family="text">
      <style:text-properties style:font-name="Courier New" fo:font-size="11pt" officeooo:rsid="00ba21aa" fo:background-color="#dddddd" loext:char-shading-value="0" style:font-size-asian="11pt" style:font-size-complex="11pt"/>
    </style:style>
    <style:style style:name="T20" style:family="text">
      <style:text-properties style:font-name="Courier New" fo:font-size="11pt" officeooo:rsid="00bad801" fo:background-color="#dddddd" loext:char-shading-value="0" style:font-size-asian="11pt" style:font-size-complex="11pt"/>
    </style:style>
    <style:style style:name="T21" style:family="text">
      <style:text-properties style:font-name="Courier New" fo:font-size="11pt" officeooo:rsid="00cf00b3" fo:background-color="#dddddd" loext:char-shading-value="0" style:font-size-asian="11pt" style:font-size-complex="11pt"/>
    </style:style>
    <style:style style:name="T22" style:family="text">
      <style:text-properties style:font-name="Courier New" fo:font-size="11pt" officeooo:rsid="00e6e227" fo:background-color="#dddddd" loext:char-shading-value="0" style:font-size-asian="11pt" style:font-size-complex="11pt"/>
    </style:style>
    <style:style style:name="T23" style:family="text">
      <style:text-properties style:font-name="Courier New" fo:font-size="11pt" officeooo:rsid="00ebb003" fo:background-color="#dddddd" loext:char-shading-value="0" style:font-size-asian="11pt" style:font-size-complex="11pt"/>
    </style:style>
    <style:style style:name="T24" style:family="text">
      <style:text-properties style:font-name="Courier New" fo:font-size="11pt" officeooo:rsid="00ec44bc" fo:background-color="#dddddd" loext:char-shading-value="0" style:font-size-asian="11pt" style:font-size-complex="11pt"/>
    </style:style>
    <style:style style:name="T25" style:family="text">
      <style:text-properties style:font-name="Courier New" fo:font-size="11pt" officeooo:rsid="00ee1afa" fo:background-color="#dddddd" loext:char-shading-value="0" style:font-size-asian="11pt" style:font-size-complex="11pt"/>
    </style:style>
    <style:style style:name="T26" style:family="text">
      <style:text-properties style:font-name="Courier New" fo:font-size="11pt" officeooo:rsid="00ef0721" fo:background-color="#dddddd" loext:char-shading-value="0" style:font-size-asian="11pt" style:font-size-complex="11pt"/>
    </style:style>
    <style:style style:name="T27" style:family="text">
      <style:text-properties style:font-name="Courier New" fo:font-size="11pt" officeooo:rsid="00f0f543" fo:background-color="#dddddd" loext:char-shading-value="0" style:font-size-asian="11pt" style:font-size-complex="11pt"/>
    </style:style>
    <style:style style:name="T28" style:family="text">
      <style:text-properties style:font-name="Courier New" fo:font-size="11pt" officeooo:rsid="00f2d114" fo:background-color="#dddddd" loext:char-shading-value="0" style:font-size-asian="11pt" style:font-size-complex="11pt"/>
    </style:style>
    <style:style style:name="T29" style:family="text">
      <style:text-properties style:font-name="Courier New" fo:font-size="11pt" officeooo:rsid="00f4c856" fo:background-color="#dddddd" loext:char-shading-value="0" style:font-size-asian="11pt" style:font-size-complex="11pt"/>
    </style:style>
    <style:style style:name="T30" style:family="text">
      <style:text-properties style:font-name="Courier New" fo:font-size="11pt" officeooo:rsid="00f63103" fo:background-color="#dddddd" loext:char-shading-value="0" style:font-size-asian="11pt" style:font-size-complex="11pt"/>
    </style:style>
    <style:style style:name="T31" style:family="text">
      <style:text-properties style:font-name="Courier New" fo:font-size="11pt" officeooo:rsid="00fd9532" fo:background-color="#dddddd" loext:char-shading-value="0" style:font-size-asian="11pt" style:font-size-complex="11pt"/>
    </style:style>
    <style:style style:name="T32" style:family="text">
      <style:text-properties style:font-name="Courier New" fo:font-size="11pt" officeooo:rsid="00fda364" fo:background-color="#dddddd" loext:char-shading-value="0" style:font-size-asian="11pt" style:font-size-complex="11pt"/>
    </style:style>
    <style:style style:name="T33" style:family="text">
      <style:text-properties style:font-name="Courier New" fo:font-size="11pt" officeooo:rsid="0121d8d5" fo:background-color="#dddddd" loext:char-shading-value="0" style:font-size-asian="11pt" style:font-size-complex="11pt"/>
    </style:style>
    <style:style style:name="T34" style:family="text">
      <style:text-properties style:font-name="Courier New" fo:font-size="11pt" officeooo:rsid="01226e52" fo:background-color="#dddddd" loext:char-shading-value="0" style:font-size-asian="11pt" style:font-size-complex="11pt"/>
    </style:style>
    <style:style style:name="T35" style:family="text">
      <style:text-properties style:font-name="Courier New" fo:font-size="11pt" officeooo:rsid="01270ba6" fo:background-color="#dddddd" loext:char-shading-value="0" style:font-size-asian="11pt" style:font-size-complex="11pt"/>
    </style:style>
    <style:style style:name="T36" style:family="text">
      <style:text-properties style:font-name="Courier New" fo:font-size="11pt" officeooo:rsid="01276da1" fo:background-color="#dddddd" loext:char-shading-value="0" style:font-size-asian="11pt" style:font-size-complex="11pt"/>
    </style:style>
    <style:style style:name="T37" style:family="text">
      <style:text-properties style:font-name="Courier New" fo:font-size="11pt" officeooo:rsid="0129635b" fo:background-color="#dddddd" loext:char-shading-value="0" style:font-size-asian="11pt" style:font-size-complex="11pt"/>
    </style:style>
    <style:style style:name="T38" style:family="text">
      <style:text-properties style:font-name="Courier New" fo:font-size="11pt" officeooo:rsid="0049a67b" fo:background-color="#dddddd" loext:char-shading-value="0" style:font-size-asian="11pt" style:font-size-complex="11pt"/>
    </style:style>
    <style:style style:name="T39" style:family="text">
      <style:text-properties style:font-name="Courier New" fo:font-size="11pt" officeooo:rsid="0131f1f0" fo:background-color="#dddddd" loext:char-shading-value="0" style:font-size-asian="11pt" style:font-size-complex="11pt"/>
    </style:style>
    <style:style style:name="T40" style:family="text">
      <style:text-properties style:font-name="Courier New" fo:font-size="11pt" officeooo:rsid="009093a3" fo:background-color="#dddddd" loext:char-shading-value="0" style:font-size-asian="11pt" style:font-size-complex="11pt"/>
    </style:style>
    <style:style style:name="T41" style:family="text">
      <style:text-properties style:font-name="Courier New" fo:font-size="11pt" fo:background-color="transparent" loext:char-shading-value="0" style:font-size-asian="11pt" style:font-size-complex="11pt"/>
    </style:style>
    <style:style style:name="T42" style:family="text">
      <style:text-properties style:font-name="Courier New" fo:font-size="11pt" officeooo:rsid="0051cc21" fo:background-color="transparent" loext:char-shading-value="0" style:font-size-asian="11pt" style:font-size-complex="11pt"/>
    </style:style>
    <style:style style:name="T43" style:family="text">
      <style:text-properties style:font-name="Courier New" fo:font-size="11pt" officeooo:rsid="0075c869" fo:background-color="transparent" loext:char-shading-value="0" style:font-size-asian="11pt" style:font-size-complex="11pt"/>
    </style:style>
    <style:style style:name="T44" style:family="text">
      <style:text-properties style:font-name="Courier New" fo:font-size="11pt" officeooo:rsid="00ee1afa" fo:background-color="transparent" loext:char-shading-value="0" style:font-size-asian="11pt" style:font-size-complex="11pt"/>
    </style:style>
    <style:style style:name="T45" style:family="text">
      <style:text-properties style:font-name="Courier New" fo:font-size="11pt" officeooo:rsid="00f4c856" fo:background-color="transparent" loext:char-shading-value="0" style:font-size-asian="11pt" style:font-size-complex="11pt"/>
    </style:style>
    <style:style style:name="T46" style:family="text">
      <style:text-properties style:font-name="Courier New" fo:font-size="11pt" officeooo:rsid="00ec44bc" fo:background-color="transparent" loext:char-shading-value="0" style:font-size-asian="11pt" style:font-size-complex="11pt"/>
    </style:style>
    <style:style style:name="T47" style:family="text">
      <style:text-properties style:font-name="Courier New" fo:font-size="11pt" officeooo:rsid="0049a67b" fo:background-color="transparent" loext:char-shading-value="0" style:font-size-asian="11pt" style:font-size-complex="11pt"/>
    </style:style>
    <style:style style:name="T48" style:family="text">
      <style:text-properties style:font-name="Courier New" fo:font-size="11pt" officeooo:rsid="004d7d21" fo:background-color="transparent" loext:char-shading-value="0" style:font-size-asian="11pt" style:font-size-complex="11pt"/>
    </style:style>
    <style:style style:name="T49" style:family="text">
      <style:text-properties style:font-name="Courier New" fo:font-size="11pt" officeooo:rsid="00ef0721" fo:background-color="transparent" loext:char-shading-value="0" style:font-size-asian="11pt" style:font-size-complex="11pt"/>
    </style:style>
    <style:style style:name="T50" style:family="text">
      <style:text-properties style:font-name="Courier New" fo:font-size="11pt" officeooo:rsid="00f0f543" fo:background-color="transparent" loext:char-shading-value="0" style:font-size-asian="11pt" style:font-size-complex="11pt"/>
    </style:style>
    <style:style style:name="T51" style:family="text">
      <style:text-properties style:font-name="Courier New" fo:font-size="11pt" officeooo:rsid="00fd9532" fo:background-color="transparent" loext:char-shading-value="0" style:font-size-asian="11pt" style:font-size-complex="11pt"/>
    </style:style>
    <style:style style:name="T52" style:family="text">
      <style:text-properties style:font-name="Courier New" fo:font-size="11pt" officeooo:rsid="00a987f2" fo:background-color="transparent" loext:char-shading-value="0" style:font-size-asian="11pt" style:font-size-complex="11pt"/>
    </style:style>
    <style:style style:name="T53" style:family="text">
      <style:text-properties style:font-name="Courier New" fo:font-size="11pt" officeooo:rsid="00ef4213" fo:background-color="transparent" loext:char-shading-value="0" style:font-size-asian="11pt" style:font-size-complex="11pt"/>
    </style:style>
    <style:style style:name="T54" style:family="text">
      <style:text-properties style:font-name="Courier New" fo:font-size="11pt" style:font-size-asian="11pt" style:font-size-complex="11pt"/>
    </style:style>
    <style:style style:name="T55" style:family="text">
      <style:text-properties style:font-name="Courier New" fo:font-size="11pt" officeooo:rsid="00894118" style:font-size-asian="11pt" style:font-size-complex="11pt"/>
    </style:style>
    <style:style style:name="T56" style:family="text">
      <style:text-properties style:font-name="Courier New" fo:font-size="11pt" officeooo:rsid="008c3b06" style:font-size-asian="11pt" style:font-size-complex="11pt"/>
    </style:style>
    <style:style style:name="T57" style:family="text">
      <style:text-properties style:font-name="Courier New" fo:font-size="11pt" officeooo:rsid="004d7d21" style:font-size-asian="11pt" style:font-size-complex="11pt"/>
    </style:style>
    <style:style style:name="T58" style:family="text">
      <style:text-properties style:font-name="Courier New" fo:font-size="11pt" officeooo:rsid="00ef0721" style:font-size-asian="11pt" style:font-size-complex="11pt"/>
    </style:style>
    <style:style style:name="T59" style:family="text">
      <style:text-properties style:font-name="Courier New" fo:font-size="11pt" officeooo:rsid="00ef4213" style:font-size-asian="11pt" style:font-size-complex="11pt"/>
    </style:style>
    <style:style style:name="T60" style:family="text">
      <style:text-properties style:font-name="Courier New" fo:font-size="11pt" officeooo:rsid="00a987f2" style:font-size-asian="11pt" style:font-size-complex="11pt"/>
    </style:style>
    <style:style style:name="T61" style:family="text">
      <style:text-properties style:font-name="Courier New" fo:font-size="11pt" officeooo:rsid="00f0f543" style:font-size-asian="11pt" style:font-size-complex="11pt"/>
    </style:style>
    <style:style style:name="T62" style:family="text">
      <style:text-properties style:font-name="Courier New" fo:font-size="11pt" officeooo:rsid="00fd9532" style:font-size-asian="11pt" style:font-size-complex="11pt"/>
    </style:style>
    <style:style style:name="T63" style:family="text">
      <style:text-properties style:font-name="Courier New" fo:font-size="11pt" officeooo:rsid="00ef0721" fo:background-color="#ffffff" loext:char-shading-value="0" style:font-size-asian="11pt" style:font-size-complex="11pt"/>
    </style:style>
    <style:style style:name="T64" style:family="text">
      <style:text-properties style:font-name="Courier New" fo:font-size="11pt" officeooo:rsid="00e5c430" fo:background-color="#ffffff" loext:char-shading-value="0" style:font-size-asian="11pt" style:font-size-complex="11pt"/>
    </style:style>
    <style:style style:name="T65" style:family="text">
      <style:text-properties style:font-name="Courier New" fo:font-size="11pt" officeooo:rsid="00e6e227" fo:background-color="#ffffff" loext:char-shading-value="0" style:font-size-asian="11pt" style:font-size-complex="11pt"/>
    </style:style>
    <style:style style:name="T66" style:family="text">
      <style:text-properties style:font-name="Times New Roman" fo:font-size="12pt" fo:background-color="transparent" loext:char-shading-value="0" style:font-size-asian="12pt" style:font-size-complex="12pt"/>
    </style:style>
    <style:style style:name="T67" style:family="text">
      <style:text-properties style:font-name="Times New Roman" fo:font-size="12pt" officeooo:rsid="0075c869" fo:background-color="transparent" loext:char-shading-value="0" style:font-size-asian="12pt" style:font-size-complex="12pt"/>
    </style:style>
    <style:style style:name="T68" style:family="text">
      <style:text-properties style:font-name="Times New Roman" fo:font-size="12pt" officeooo:rsid="00b8abc7" fo:background-color="transparent" loext:char-shading-value="0" style:font-size-asian="12pt" style:font-size-complex="12pt"/>
    </style:style>
    <style:style style:name="T69" style:family="text">
      <style:text-properties style:font-name="Times New Roman" fo:font-size="12pt" officeooo:rsid="008c3b06" style:font-size-asian="10.5pt" style:font-size-complex="12pt"/>
    </style:style>
    <style:style style:name="T70" style:family="text">
      <style:text-properties style:font-name="Times New Roman" fo:font-size="12pt" officeooo:rsid="00eb00ed" style:font-size-asian="10.5pt" style:font-size-complex="12pt"/>
    </style:style>
    <style:style style:name="T71" style:family="text">
      <style:text-properties style:font-name="Times New Roman" fo:font-size="12pt" fo:background-color="#ffffff" loext:char-shading-value="0" style:font-size-asian="12pt" style:font-size-complex="12pt"/>
    </style:style>
    <style:style style:name="T72" style:family="text">
      <style:text-properties style:font-name="Times New Roman" fo:font-size="12pt" officeooo:rsid="00e6e227" fo:background-color="#ffffff" loext:char-shading-value="0" style:font-size-asian="12pt" style:font-size-complex="12pt"/>
    </style:style>
    <style:style style:name="T73" style:family="text">
      <style:text-properties style:font-name="Times New Roman" fo:font-size="12pt" officeooo:rsid="00e5c430" fo:background-color="#ffffff" loext:char-shading-value="0" style:font-size-asian="12pt" style:font-size-complex="12pt"/>
    </style:style>
    <style:style style:name="T74" style:family="text">
      <style:text-properties fo:background-color="transparent" loext:char-shading-value="0"/>
    </style:style>
    <style:style style:name="T75" style:family="text">
      <style:text-properties officeooo:rsid="0073b094"/>
    </style:style>
    <style:style style:name="T76" style:family="text">
      <style:text-properties officeooo:rsid="00740af2"/>
    </style:style>
    <style:style style:name="T77" style:family="text">
      <style:text-properties officeooo:rsid="00758603"/>
    </style:style>
    <style:style style:name="T78" style:family="text">
      <style:text-properties officeooo:rsid="0075c869"/>
    </style:style>
    <style:style style:name="T79" style:family="text">
      <style:text-properties officeooo:rsid="007e7746"/>
    </style:style>
    <style:style style:name="T80" style:family="text">
      <style:text-properties officeooo:rsid="008012a4"/>
    </style:style>
    <style:style style:name="T81" style:family="text">
      <style:text-properties officeooo:rsid="00894118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officeooo:rsid="00a7f2c9"/>
    </style:style>
    <style:style style:name="T84" style:family="text">
      <style:text-properties officeooo:rsid="00b2d989"/>
    </style:style>
    <style:style style:name="T85" style:family="text">
      <style:text-properties officeooo:rsid="00b475d3"/>
    </style:style>
    <style:style style:name="T86" style:family="text">
      <style:text-properties officeooo:rsid="00ec44bc"/>
    </style:style>
    <style:style style:name="T87" style:family="text">
      <style:text-properties officeooo:rsid="01038c1a"/>
    </style:style>
    <style:style style:name="T88" style:family="text">
      <style:text-properties officeooo:rsid="0117fd30"/>
    </style:style>
    <style:style style:name="T89" style:family="text">
      <style:text-properties officeooo:rsid="011d4fba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officeooo:rsid="01201aff"/>
    </style:style>
    <style:style style:name="T92" style:family="text">
      <style:text-properties officeooo:rsid="0121d8d5"/>
    </style:style>
    <style:style style:name="T93" style:family="text">
      <style:text-properties officeooo:rsid="01226e52"/>
    </style:style>
    <style:style style:name="T94" style:family="text">
      <style:text-properties officeooo:rsid="0123dfd6"/>
    </style:style>
    <style:style style:name="T95" style:family="text">
      <style:text-properties officeooo:rsid="01270ba6"/>
    </style:style>
    <style:style style:name="T96" style:family="text">
      <style:text-properties officeooo:rsid="01276da1"/>
    </style:style>
    <style:style style:name="T97" style:family="text">
      <style:text-properties officeooo:rsid="0129635b"/>
    </style:style>
    <style:style style:name="T98" style:family="text">
      <style:text-properties officeooo:rsid="009093a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pan text:style-name="T94">Pi OS</text:span><text:span text:style-name="T83"> </text:span><text:span text:style-name="T94">&amp; HiFiBerry Configuration</text:span></text:h>
      <text:p text:style-name="P19">Based on Raspberry Pi 3 and Raspberry Pi OS (64bit) Bookworm, release date 2024-11-19</text:p>
      <text:list text:style-name="L1">
        <text:list-item>
          <text:p text:style-name="P26">configure Pi OS<text:line-break/><text:span text:style-name="T2">sud</text:span><text:span text:style-name="T1">o rpi-config</text:span></text:p>
        </text:list-item>
        <text:list-item>
          <text:p text:style-name="P25"><text:span text:style-name="T91">update all packages<text:line-break/></text:span><text:span text:style-name="T2">sudo apt-get update<text:line-break/>sudo apt-get upgrade</text:span></text:p>
        </text:list-item>
        <text:list-item>
          <text:p text:style-name="P55"><text:span text:style-name="T92">Configure the kernel for HiFiBerry DAC+</text:span><text:line-break/><text:span text:style-name="T2">sudo </text:span><text:span text:style-name="T33">nano /boot/firmware/config.txt</text:span></text:p>
        </text:list-item>
        <text:list-item>
          <text:p text:style-name="P56">comment out <text:span text:style-name="T92">the </text:span>line<text:line-break/><text:span text:style-name="T33">dtparam=audio=on</text:span></text:p>
        </text:list-item>
        <text:list-item>
          <text:p text:style-name="P27">update this line<text:line-break/><text:span text:style-name="T33">dtoverlay=vc4-kms-v3d,noaudio</text:span></text:p>
        </text:list-item>
        <text:list-item>
          <text:p text:style-name="P30"><text:span text:style-name="T93">add the line<text:line-break/></text:span><text:span text:style-name="T1">dtoverlay=hifiberry-dac</text:span><text:span text:style-name="T34">plus</text:span></text:p>
        </text:list-item>
        <text:list-item>
          <text:p text:style-name="P27">create the file /etc/asound.conf with the following content:<text:line-break/><text:span text:style-name="T33">pcm.!default {<text:line-break/> <text:s/>type hw card 0<text:line-break/>}<text:line-break/>ctl.!default {<text:line-break/> <text:s/>type hw card 0<text:line-break/>}</text:span></text:p>
        </text:list-item>
        <text:list-item>
          <text:p text:style-name="P27">verify the setup with<text:line-break/><text:span text:style-name="T1">aplay -l</text:span></text:p>
        </text:list-item>
        <text:list-item>
          <text:p text:style-name="P27">expected output<text:line-break/><text:span text:style-name="T1">**** List of PLAYBACK Hardware Devices ****<text:line-break/>card 0: sndrpihifiberry [snd_rpi_hifiberry_dacplus], device 0: HiFiBerry DAC+ HiFi pcm512x-hifi-0 [HiFiBerry DAC+ HiFi pcm512x-hifi-0]<text:line-break/> <text:s/>Subdevices: 1/1<text:line-break/> <text:s/>Subdevice #0: subdevice #0</text:span></text:p>
        </text:list-item>
      </text:list>
      <text:h text:style-name="P18" text:outline-level="1">Installation of AlarmPi daemon pacckage</text:h>
      <text:list text:continue-numbering="true" text:style-name="L1">
        <text:list-item>
          <text:p text:style-name="P31">Create installation package<text:line-break/><text:span text:style-name="T34">createInstallationPackage</text:span></text:p>
        </text:list-item>
        <text:list-item>
          <text:p text:style-name="P27"><text:span text:style-name="T95">c</text:span>opy alarmpi.tar.gz onto the Raspberry Pi and untar it <text:span text:style-name="T95">into a temp folder</text:span></text:p>
        </text:list-item>
        <text:list-item>
          <text:p text:style-name="P27">change to the scripts folder</text:p>
        </text:list-item>
        <text:list-item>
          <text:p text:style-name="P28">run<text:line-break/><text:span text:style-name="T35">./install</text:span></text:p>
        </text:list-item>
      </text:list>
      <text:p text:style-name="P20"/>
      <text:p text:style-name="P20"/>
      <text:p text:style-name="P20"/>
      <text:p text:style-name="P20"/>
      <text:list text:continue-numbering="true" text:style-name="L1">
        <text:list-item>
          <text:p text:style-name="P29"><text:soft-page-break/><text:span text:style-name="T96">change password of user alarmpi </text:span><text:span text:style-name="T97">and grant sudo permissions</text:span><text:line-break/><text:span text:style-name="T36">sudo passwd alarmpi<text:line-break/></text:span><text:span text:style-name="T37">sudo usermod -aG sudo alarmpi</text:span></text:p>
        </text:list-item>
        <text:list-item>
          <text:p text:style-name="P32">adopt configuration in /etc/alarmpi/alarmpi.cfg and /etc/alarmpi/alarmpi.logging</text:p>
        </text:list-item>
      </text:list>
      <text:h text:style-name="P22" text:outline-level="1">Install NTP</text:h>
      <text:list text:style-name="L2">
        <text:list-item>
          <text:p text:style-name="P35">sudo apt-get install ntp</text:p>
        </text:list-item>
        <text:list-item>
          <text:p text:style-name="P35">sudo systemctl status ntp</text:p>
        </text:list-item>
      </text:list>
      <text:h text:style-name="P21" text:outline-level="1">Further configuration steps</text:h>
      <text:list text:continue-numbering="true" text:style-name="L2">
        <text:list-item>
          <text:p text:style-name="P34">Configure mpd by editing <text:span text:style-name="T54">/etc/mpd.conf</text:span> and set this audio_output configuration:<text:line-break/><text:span text:style-name="T1">audio_output {<text:line-break/> type <text:s text:c="11"/>"alsa"<text:line-break/> name <text:s text:c="11"/>"</text:span><text:span text:style-name="T8">HiFiBerry</text:span><text:span text:style-name="T1">"<text:line-break/> device <text:s text:c="9"/>"hw:0,0"<text:line-break/> mixer_type <text:s text:c="5"/>"software"<text:line-break/># <text:s text:c="6"/>mixer_device <text:s text:c="3"/>"default" <text:s text:c="6"/># optional<text:line-break/># <text:s text:c="6"/>mixer_control <text:s text:c="2"/>"PCM" <text:s text:c="10"/># optional<text:line-break/># <text:s text:c="6"/>mixer_index <text:s text:c="4"/>"0" <text:s text:c="12"/># optional<text:line-break/>}</text:span></text:p>
        </text:list-item>
        <text:list-item>
          <text:p text:style-name="P33"><text:span text:style-name="T81">make sure mpd log directory exists<text:line-break/>as we will move /var/log to a tmpfs filesystem, we have to make sure the mpd log directory exists before mpd gets started. Add the following line to the file </text:span><text:span text:style-name="T55">/</text:span><text:span text:style-name="T56">lib/systemd/system/mpd.service</text:span><text:span text:style-name="T69"> in the </text:span><text:span text:style-name="T56">[Service]</text:span><text:span text:style-name="T69"> section (before </text:span><text:span text:style-name="T56">ExecStart</text:span><text:span text:style-name="T69">):</text:span><text:span text:style-name="T12"><text:line-break/></text:span><text:span text:style-name="T13">ExecStartPre=-/bin/mkdir /var/log/mpd</text:span></text:p>
        </text:list-item>
        <text:list-item>
          <text:p text:style-name="P36"><text:span text:style-name="T72">e</text:span><text:span text:style-name="T71">nable mpd service<text:line-break/></text:span><text:span text:style-name="T1">sudo systemctl enable mpd</text:span></text:p>
        </text:list-item>
        <text:list-item>
          <text:p text:style-name="P33"><text:span text:style-name="T72">edit </text:span><text:span text:style-name="T64">/etc/lighttpd/</text:span><text:span text:style-name="T65">lighttpd.conf</text:span><text:span text:style-name="T64"> </text:span><text:span text:style-name="T73">and </text:span><text:span text:style-name="T72">change this line:</text:span><text:span text:style-name="T1"><text:line-break/></text:span><text:span text:style-name="T22">server.document-root = "/opt/alarmpi/www"</text:span></text:p>
        </text:list-item>
        <text:list-item>
          <text:p text:style-name="P37"><text:span text:style-name="T81">make sure </text:span>lighttpd <text:span text:style-name="T81">log directory exists<text:line-break/>as we will move /var/log to a tmpfs filesystem, we have to make sure the </text:span>lighttpd <text:span text:style-name="T81">log directory exists before </text:span>lighttpd <text:span text:style-name="T81">gets started. Add the following line to the file </text:span><text:span text:style-name="T55">/</text:span><text:span text:style-name="T56">lib/systemd/system/</text:span><text:span text:style-name="T54">lighttpd</text:span><text:span text:style-name="T56">.service</text:span><text:span text:style-name="T69"> in the </text:span><text:span text:style-name="T56">[Service]</text:span><text:span text:style-name="T69"> section </text:span><text:span text:style-name="T70">(as first line)</text:span><text:span text:style-name="T69">:</text:span><text:span text:style-name="T12"><text:line-break/></text:span><text:span text:style-name="T13">ExecStartPre=-/bin/mkdir /var/log/</text:span><text:span text:style-name="T1">lighttpd<text:line-break/></text:span><text:span text:style-name="T13">ExecStartPre=-/bin/</text:span><text:span text:style-name="T23">chown www-data:www-data</text:span><text:span text:style-name="T13"> /var/log/</text:span><text:span text:style-name="T23">lighttpd</text:span></text:p>
        </text:list-item>
      </text:list>
      <text:h text:style-name="P23" text:outline-level="1">Configuration of the watchdog</text:h>
      <text:list text:continue-numbering="true" text:style-name="L2">
        <text:list-item>
          <text:p text:style-name="P52"><text:span text:style-name="T86">enable the watchdog</text:span><text:span text:style-name="T21"><text:line-break/>sudo </text:span><text:span text:style-name="T24">modprobe bcm2835_wdt</text:span></text:p>
        </text:list-item>
        <text:list-item>
          <text:p text:style-name="P52"><text:span text:style-name="T46">install the watchdog daemon</text:span><text:span text:style-name="T21"><text:line-break/>sudo </text:span><text:span text:style-name="T24">apt-get install watchdog</text:span></text:p>
        </text:list-item>
        <text:list-item>
          <text:p text:style-name="P52"><text:span text:style-name="T44">configure the watchdog</text:span><text:span text:style-name="T21"><text:line-break/>sudo </text:span><text:span text:style-name="T25">nano /etc/watchdog.</text:span><text:span text:style-name="T30">conf</text:span></text:p>
        </text:list-item>
        <text:list-item>
          <text:p text:style-name="P52"><text:span text:style-name="T41">un</text:span><text:span text:style-name="T44">comment the lines</text:span><text:span text:style-name="T25"><text:line-break/>max-load-1 <text:s text:c="5"/>= 24<text:line-break/>watchdog-device = /dev/watchdog<text:line-break/></text:span><text:span text:style-name="T45">and add these lines</text:span><text:span text:style-name="T29"><text:line-break/></text:span><text:soft-page-break/><text:span text:style-name="T29">file <text:s text:c="2"/>= /var/log/alarmpi/watchdog<text:line-break/>change = 300</text:span></text:p>
        </text:list-item>
        <text:list-item>
          <text:p text:style-name="P53"><text:span text:style-name="T47">adopt the sett</text:span><text:span text:style-name="T48">i</text:span><text:span text:style-name="T47">ngs in </text:span><text:span text:style-name="T49">/lib/systemd/system/</text:span><text:span text:style-name="T50">watchdog</text:span><text:span text:style-name="T49">.service</text:span><text:span text:style-name="T47"><text:line-break/></text:span><text:span text:style-name="T4">sudo </text:span><text:span text:style-name="T26">nano</text:span><text:span text:style-name="T38"> </text:span><text:span text:style-name="T16">/lib/systemd/system</text:span><text:span text:style-name="T38">/</text:span><text:span text:style-name="T27">watchdog</text:span><text:span text:style-name="T38">.</text:span><text:span text:style-name="T16">service<text:line-break/></text:span><text:span text:style-name="T49">and add this line at the end of the [</text:span><text:span text:style-name="T50">Install</text:span><text:span text:style-name="T49">] section:</text:span><text:span text:style-name="T38"><text:line-break/></text:span><text:span text:style-name="T27">WantedBy</text:span><text:span text:style-name="T26">=</text:span><text:span text:style-name="T27">alarmpi</text:span><text:span text:style-name="T26">.service<text:line-break/></text:span><text:span text:style-name="T49">and add this line </text:span><text:span text:style-name="T51">to the start </text:span><text:span text:style-name="T49">of the [</text:span><text:span text:style-name="T51">Service</text:span><text:span text:style-name="T49">] section:</text:span><text:span text:style-name="T38"><text:line-break/></text:span><text:span text:style-name="T31">ExecStartPre=-sudo -</text:span><text:span text:style-name="T32">u alarmpi</text:span><text:span text:style-name="T31"> /usr/bin/touch /var/log/alarmpi/watchdog</text:span></text:p>
        </text:list-item>
        <text:list-item>
          <text:p text:style-name="P54"><text:span text:style-name="T52">adopt the sett</text:span><text:span text:style-name="T48">i</text:span><text:span text:style-name="T52">ngs in </text:span><text:span text:style-name="T49">usr/lib/systemd/system/alarmpi.service</text:span><text:span text:style-name="T16"><text:line-break/></text:span><text:span text:style-name="T4">sudo </text:span><text:span text:style-name="T26">nano</text:span><text:span text:style-name="T16"> /usr/lib/systemd/system/alarmpi.service<text:line-break/></text:span><text:span text:style-name="T63">and add this line at the end of the [unit]section:</text:span><text:span text:style-name="T16"><text:line-break/></text:span><text:span text:style-name="T26">Before=watchdog.service</text:span></text:p>
        </text:list-item>
        <text:list-item>
          <text:p text:style-name="P54"><text:span text:style-name="T53">execute</text:span><text:span text:style-name="T26"><text:line-break/></text:span><text:span text:style-name="T16">sudo systemctl </text:span><text:span text:style-name="T28">enable watchdog.service</text:span><text:span text:style-name="T16"><text:line-break/>sudo systemctl daemon-reload<text:line-break/></text:span><text:span text:style-name="T4">sudo </text:span><text:span text:style-name="T16">systemctl start alarmpi.service</text:span>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1" text:outline-level="1">Reduce risk of filesystem corruption</text:h>
      <text:p text:style-name="P9">The internet is full of reports that the SD card can easily get corrupted during a power outage und otherwise unclean shutdown, and in fact it also happened to one of my Raspberries once. The best way to avoid this is to change to a completely read-only filesystem. I did not go that far but took some actions to at least minimize the risk of corruption (based on many guides you will find on the web)</text:p>
      <text:list text:style-name="L3">
        <text:list-item>
          <text:p text:style-name="P43">Direct<text:span text:style-name="T79"> system logging into a circular memory buffer with<text:line-break/></text:span><text:span text:style-name="T10">sudo apt-get install busybox-syslogd<text:line-break/>sudo </text:span><text:span text:style-name="T17">apt-get </text:span><text:span text:style-name="T10">purge rsyslog<text:line-break/></text:span><text:span text:style-name="T80">log messages can now be read using logread.</text:span></text:p>
        </text:list-item>
        <text:list-item>
          <text:p text:style-name="P44">Create RAM (tmpfs) filesystems for directories that are frequently written, but the content does not need to survive reboots of the system.<text:line-break/>Add the following lines to /etc/fstab:<text:line-break/><text:span text:style-name="T1">tmpfs /var/log tmpfs defaults,noatime,nosuid,mode=0755,size=10m 0 0<text:line-break/>tmpfs /</text:span><text:span text:style-name="T15">tmp</text:span><text:span text:style-name="T1"> tmpfs defaults,noatime,nosuid,mode=0755,size=10m 0 0<text:line-break/>tmpfs /var/</text:span><text:span text:style-name="T11">lib/mpd/music/tmp</text:span><text:span text:style-name="T1"> tmpfs <text:tab/>defaults,noatime,nosuid,mode=0755,size=1</text:span><text:span text:style-name="T15">0</text:span><text:span text:style-name="T1">m 0 0</text:span></text:p>
        </text:list-item>
        <text:list-item>
          <text:p text:style-name="P45">disable swapping by adding <text:span text:style-name="T54">noswap</text:span> to the end of <text:span text:style-name="T54">/boot/firmware/cmdline.txt</text:span></text:p>
          <text:p text:style-name="P45"/>
        </text:list-item>
      </text:list>
      <text:h text:style-name="P4" text:outline-level="1"><text:soft-page-break/>Disable WLAN and Bluetooth</text:h>
      <text:p text:style-name="P5">sudo nano /boot/config.txt</text:p>
      <text:p text:style-name="P5"><text:s/># turn wifi and bluetooth off <text:s/><text:line-break/>dtoverlay=pi3-disable-wifi <text:s/><text:line-break/>dtoverlay=pi3-disable-bt <text:s/></text:p>
      <text:p text:style-name="P5">and disable hciuart</text:p>
      <text:p text:style-name="P5">sudo systemctl disable hciuart <text:s/><text:line-break/>sudo reboot <text:s/></text:p>
      <text:p text:style-name="P5"/>
      <text:p text:style-name="P5">edit /etc/rc.local and add</text:p>
      <text:p text:style-name="P5">/<text:span text:style-name="T88">usr/sbin/</text:span>rfkill block bluetooth # Disable Bluetooth<text:line-break/>/<text:span text:style-name="T88">usr/sbin/</text:span>rfkill block wifi # Disable WiFi</text:p>
      <text:h text:style-name="P2" text:outline-level="1">Voice control using Amazon Web Services Lex</text:h>
      <text:p text:style-name="P3"/>
      <text:h text:style-name="P16" text:outline-level="2">Installation of the USB microphone</text:h>
      <text:list text:style-name="L4">
        <text:list-item>
          <text:p text:style-name="P46">Tested with a Foxnovo Portable USB 2.0-Kondensator-Mikrophone</text:p>
        </text:list-item>
        <text:list-item>
          <text:p text:style-name="P46">Connect to one of the raspberry USB ports</text:p>
        </text:list-item>
        <text:list-item>
          <text:p text:style-name="P46"><text:span text:style-name="T10">l</text:span><text:span text:style-name="T1">susb<text:line-break/></text:span><text:span text:style-name="T66">should show an output like</text:span><text:span text:style-name="T1"><text:line-break/></text:span><text:span text:style-name="T41">Bus 001 Device 004: ID 0d8c:013c C-Media Electronics, Inc. CM108 Audio Controller</text:span></text:p>
        </text:list-item>
        <text:list-item>
          <text:p text:style-name="P47"><text:span text:style-name="T18">alsamixer</text:span><text:span text:style-name="T1"><text:line-break/></text:span><text:span text:style-name="T68">press F6 and select the USB soundcard (in my case: USB PnP Sound Device) and remember the ID</text:span></text:p>
        </text:list-item>
        <text:list-item>
          <text:p text:style-name="P42">exit alsamixer with Escape</text:p>
        </text:list-item>
        <text:list-item>
          <text:p text:style-name="P48"><text:span text:style-name="T66">record a 5s test with<text:line-break/></text:span><text:span text:style-name="T1">arecord -</text:span><text:span text:style-name="T19">f </text:span><text:span text:style-name="T20">S</text:span><text:span text:style-name="T19">16_LE </text:span><text:span text:style-name="T1">-</text:span><text:span text:style-name="T19">r 16000 </text:span><text:span text:style-name="T1">-d 5 -vv -D plughw:&lt;id&gt; test.wav</text:span></text:p>
        </text:list-item>
        <text:list-item>
          <text:p text:style-name="P42">XXX</text:p>
        </text:list-item>
      </text:list>
      <text:p text:style-name="P10"/>
      <text:list text:style-name="L5">
        <text:list-item>
          <text:p text:style-name="P49">Create <text:span text:style-name="T74">an AW</text:span>S account (free for 12 months) on <text:a xlink:type="simple" xlink:href="https://aws.amazon.com/" text:style-name="Internet_20_link" text:visited-style-name="Visited_20_Internet_20_Link"><text:span text:style-name="T84">https://aws.amazon.com/</text:span></text:a></text:p>
        </text:list-item>
        <text:list-item>
          <text:p text:style-name="P50">Create an Administrator IAM User on <text:a xlink:type="simple" xlink:href="https://console.aws.amazon.com/iam" text:style-name="Internet_20_link" text:visited-style-name="Visited_20_Internet_20_Link"><text:span text:style-name="T85">https://console.aws.amazon.com/iam</text:span></text:a></text:p>
        </text:list-item>
        <text:list-item>
          <text:p text:style-name="P50">Create an user <text:span text:style-name="T87">a</text:span>larmpi with only programmatic access to LEX services</text:p>
        </text:list-item>
        <text:list-item>
          <text:p text:style-name="P51">create a file /etc/alarmpi/.aws/credentials with this content:<text:line-break/>[default]<text:line-break/>aws_access_key_id=&lt;your access key id&gt;<text:line-break/>aws_secret_access_key=&lt;your secrest access key&gt;</text:p>
        </text:list-item>
      </text:list>
      <text:p text:style-name="P12"/>
      <text:h text:style-name="P7" text:outline-level="1"><text:soft-page-break/>Powersaving <text:span text:style-name="T89">and LEDs off</text:span></text:h>
      <text:p text:style-name="P8"><text:a xlink:type="simple" xlink:href="https://forums.raspberrypi.com/viewtopic.php?t=257144" text:style-name="Internet_20_link" text:visited-style-name="Visited_20_Internet_20_Link">https://forums.raspberrypi.com/viewtopic.php?t=257144</text:a></text:p>
      <text:p text:style-name="P13">switch HDMI off:</text:p>
      <text:p text:style-name="P6">edit /etc/rc.local and add</text:p>
      <text:p text:style-name="P13">tvservice -o</text:p>
      <text:p text:style-name="P13">switch off LEDs</text:p>
      <text:p text:style-name="P13"/>
      <text:p text:style-name="P13">edit <text:span text:style-name="T90">boot</text:span><text:span text:style-name="T82">config.txt and add</text:span></text:p>
      <text:p text:style-name="P14">##turn off mainboard LEDs</text:p>
      <text:p text:style-name="P14">dtoverlay=act-led</text:p>
      <text:p text:style-name="P14"/>
      <text:p text:style-name="P14">##disable ACT LED</text:p>
      <text:p text:style-name="P14">dtparam=act_led_trigger=none</text:p>
      <text:p text:style-name="P14">dtparam=act_led_activelow=off</text:p>
      <text:p text:style-name="P14"><text:s text:c="2"/></text:p>
      <text:p text:style-name="P14">##disable PWR LED</text:p>
      <text:p text:style-name="P14">dtparam=pwr_led_trigger=none</text:p>
      <text:p text:style-name="P14">dtparam=pwr_led_activelow=off</text:p>
      <text:p text:style-name="P14"/>
      <text:p text:style-name="P14">##turn off ethernet port LEDs</text:p>
      <text:p text:style-name="P14">dtparam=eth_led0=4</text:p>
      <text:p text:style-name="P14">dtparam=eth_led1=4</text:p>
      <text:p text:style-name="P14">##turn on/ off bluetooth</text:p>
      <text:p text:style-name="P14">dtoverlay=disable-bt</text:p>
      <text:p text:style-name="P14"/>
      <text:p text:style-name="P14">##turn on/off wifi</text:p>
      <text:p text:style-name="P14">dtoverlay=disable-wifi</text:p>
      <text:p text:style-name="P14"/>
      <text:p text:style-name="P14"># Enable DRM VC4 V3D driver on top of the dispmanx display stack</text:p>
      <text:p text:style-name="P14">dtoverlay=vc4-fkms-v3d</text:p>
      <text:p text:style-name="P14">max_framebuffers=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officeooo:rsid="0121d8d5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shell_20_command" style:display-name="shell command" style:family="paragraph" style:parent-style-name="Text_20_body">
      <style:text-properties officeooo:rsid="01201aff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5DT20H50M7S</meta:editing-duration>
    <meta:editing-cycles>209</meta:editing-cycles>
    <meta:generator>LibreOffice/24.2.7.2$Linux_X86_64 LibreOffice_project/420$Build-2</meta:generator>
    <dc:date>2024-12-30T12:03:19.169322974</dc:date>
    <meta:print-date>2018-04-29T13:07:26.687000000</meta:print-date>
    <meta:document-statistic meta:table-count="0" meta:image-count="0" meta:object-count="0" meta:page-count="5" meta:paragraph-count="87" meta:word-count="875" meta:character-count="6337" meta:non-whitespace-character-count="5467"/>
    <meta:user-defined meta:name="Info 1"/>
    <meta:user-defined meta:name="Info 2"/>
    <meta:user-defined meta:name="Info 3"/>
    <meta:user-defined meta:name="Info 4"/>
  </office:meta>
</office:document-meta>
</file>